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432286" officeooo:paragraph-rsid="00483166" style:font-name-asian="Droid Sans Fallback" style:font-size-asian="12pt" style:font-name-complex="FreeSans2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446016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46016"/>
    </style:style>
    <style:style style:name="P7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58509"/>
    </style:style>
    <style:style style:name="P8" style:family="paragraph" style:parent-style-name="Standard">
      <style:text-properties style:font-name="BetecknaLowerCase1" officeooo:rsid="001290e9" officeooo:paragraph-rsid="00446016"/>
    </style:style>
    <style:style style:name="P9" style:family="paragraph" style:parent-style-name="Text_20_body">
      <style:paragraph-properties fo:text-align="end" style:justify-single-word="false"/>
      <style:text-properties officeooo:paragraph-rsid="0041a6bd"/>
    </style:style>
    <style:style style:name="P10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48508a" style:font-size-asian="6pt" style:font-size-complex="6pt"/>
    </style:style>
    <style:style style:name="P11" style:family="paragraph">
      <style:text-properties style:font-name="BetecknaLowerCase1" fo:font-size="96pt" style:font-size-asian="96pt" style:font-size-complex="96pt"/>
    </style:style>
    <style:style style:name="P12" style:family="paragraph">
      <style:text-properties style:font-name="FreeSans1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style:use-window-font-color="true" officeooo:rsid="00446016" style:font-size-complex="10pt"/>
    </style:style>
    <style:style style:name="T5" style:family="text">
      <style:text-properties style:use-window-font-color="true" fo:font-size="10pt" officeooo:rsid="003de84d" style:font-size-asian="10pt" style:font-size-complex="10pt"/>
    </style:style>
    <style:style style:name="T6" style:family="text">
      <style:text-properties style:use-window-font-color="true" fo:font-size="10pt" officeooo:rsid="0040b349" style:font-size-asian="10pt" style:font-size-complex="10pt"/>
    </style:style>
    <style:style style:name="T7" style:family="text">
      <style:text-properties fo:text-transform="lowercase" fo:font-size="48pt" officeooo:rsid="00446016" style:font-size-asian="48pt" style:font-size-complex="48pt"/>
    </style:style>
    <style:style style:name="T8" style:family="text">
      <style:text-properties fo:text-transform="lowercase" officeooo:rsid="00446016" style:font-size-complex="2pt"/>
    </style:style>
    <style:style style:name="T9" style:family="text">
      <style:text-properties fo:text-transform="lowercase" fo:font-size="6pt" officeooo:rsid="0040b349" style:font-size-asian="6pt" style:font-size-complex="6pt"/>
    </style:style>
    <style:style style:name="T10" style:family="text">
      <style:text-properties fo:text-transform="lowercase" officeooo:rsid="00200441" style:font-size-complex="6pt"/>
    </style:style>
    <style:style style:name="T11" style:family="text">
      <style:text-properties fo:text-transform="lowercase" fo:font-size="4pt" officeooo:rsid="0040b349" style:font-size-asian="4pt" style:font-size-complex="4pt"/>
    </style:style>
    <style:style style:name="T12" style:family="text">
      <style:text-properties officeooo:rsid="00446016"/>
    </style:style>
    <style:style style:name="T13" style:family="text">
      <style:text-properties officeooo:rsid="001a7abf"/>
    </style:style>
    <style:style style:name="T14" style:family="text">
      <style:text-properties officeooo:rsid="001f5956"/>
    </style:style>
    <style:style style:name="T15" style:family="text">
      <style:text-properties style:font-name="BetecknaLowerCase1" fo:font-size="96pt" style:font-size-asian="96pt" style:font-size-complex="96pt"/>
    </style:style>
    <style:style style:name="T16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width="0.049cm" svg:stroke-color="#000000" draw:marker-start="Linienspitzen_20_1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1" svg:width="3.985cm" svg:height="6.111cm" svg:x="1.871cm" svg:y="1.579cm">
        <draw:text-box>
          <text:p><text:span text:style-name="T15">w</text:span></text:p>
        </draw:text-box>
      </draw:frame>
      <draw:frame text:anchor-type="page" text:anchor-page-number="1" draw:z-index="1" draw:style-name="gr2" draw:text-style-name="P12" svg:width="0.237cm" svg:height="0.579cm" svg:x="2.468cm" svg:y="4.997cm">
        <draw:text-box>
          <text:p><text:span text:style-name="T16">1</text:span></text:p>
        </draw:text-box>
      </draw:frame>
      <draw:line text:anchor-type="page" text:anchor-page-number="1" draw:z-index="2" draw:style-name="gr3" draw:text-style-name="P13" svg:x1="3.922cm" svg:y1="5.736cm" svg:x2="3.664cm" svg:y2="6.205cm">
        <text:p/>
      </draw:line>
      <draw:line text:anchor-type="page" text:anchor-page-number="1" draw:z-index="3" draw:style-name="gr4" draw:text-style-name="P13" svg:x1="2.738cm" svg:y1="4.551cm" svg:x2="3.325cm" svg:y2="6.2cm">
        <text:p/>
      </draw:line>
      <draw:frame text:anchor-type="page" text:anchor-page-number="1" draw:z-index="4" draw:style-name="gr2" draw:text-style-name="P12" svg:width="0.237cm" svg:height="0.579cm" svg:x="3.812cm" svg:y="6.14cm">
        <draw:text-box>
          <text:p><text:span text:style-name="T16">2</text:span></text:p>
        </draw:text-box>
      </draw:frame>
      <draw:line text:anchor-type="page" text:anchor-page-number="1" draw:z-index="5" draw:style-name="gr4" draw:text-style-name="P13" svg:x1="3.921cm" svg:y1="5.736cm" svg:x2="4.179cm" svg:y2="6.205cm">
        <text:p/>
      </draw:line>
      <draw:line text:anchor-type="page" text:anchor-page-number="1" draw:z-index="6" draw:style-name="gr5" draw:text-style-name="P13" svg:x1="5.064cm" svg:y1="4.554cm" svg:x2="4.477cm" svg:y2="6.203cm">
        <text:p/>
      </draw:line>
      <draw:frame text:anchor-type="page" text:anchor-page-number="1" draw:z-index="7" draw:style-name="gr2" draw:text-style-name="P12" svg:width="0.237cm" svg:height="0.579cm" svg:x="5.17cm" svg:y="4.997cm">
        <draw:text-box>
          <text:p><text:span text:style-name="T16">3</text:span></text:p>
        </draw:text-box>
      </draw:frame>
      <text:p text:style-name="P4">LATIN <text:span text:style-name="T3">SMALL</text:span> LETTER <text:span text:style-name="T12">W</text:span></text:p>
      <text:p text:style-name="P5">Das <text:span text:style-name="T3">kleine</text:span> <text:span text:style-name="T12">We</text:span></text:p>
      <text:p text:style-name="P1"/>
      <text:p text:style-name="P2"><text:span text:style-name="T13">wissen </text:span><text:span text:style-name="T2">•</text:span><text:span text:style-name="T13"> warten </text:span><text:span text:style-name="T2">•</text:span><text:span text:style-name="T13"> wichtig </text:span><text:span text:style-name="T2">•</text:span><text:span text:style-name="T13"> wohnen </text:span><text:span text:style-name="T2">•</text:span><text:span text:style-name="T13"> warm </text:span><text:span text:style-name="T2">•</text:span><text:span text:style-name="T13"> wählen </text:span><text:span text:style-name="T2">•</text:span><text:span text:style-name="T13"> wiederholen</text:span></text:p>
      <text:p text:style-name="P9"><text:span text:style-name="Outline_5f_very_5f_large"><text:span text:style-name="T4">w</text:span></text:span><text:span text:style-name="Outline_5f_very_5f_large"><text:span text:style-name="T6"> </text:span></text:span><text:span text:style-name="Outline_5f_very_5f_large"><text:span text:style-name="T4">w</text:span></text:span><text:span text:style-name="Outline_5f_very_5f_large"><text:span text:style-name="T6"> </text:span></text:span><text:span text:style-name="Outline_5f_very_5f_large"><text:span text:style-name="T4">w</text:span></text:span><text:span text:style-name="Outline_5f_very_5f_large"><text:span text:style-name="T6"> </text:span></text:span><text:span text:style-name="Outline_5f_very_5f_large"><text:span text:style-name="T4">w</text:span></text:span><text:span text:style-name="Outline_5f_very_5f_large"><text:span text:style-name="T6"> </text:span></text:span><text:span text:style-name="Outline_5f_very_5f_large"><text:span text:style-name="T4">w</text:span></text:span><text:span text:style-name="Outline_5f_very_5f_large"><text:span text:style-name="T6"> </text:span></text:span><text:span text:style-name="Outline_5f_very_5f_large"><text:span text:style-name="T4">w</text:span></text:span><text:span text:style-name="Outline_5f_very_5f_large"><text:span text:style-name="T5"> </text:span></text:span></text:p>
      <text:p text:style-name="P3"><text:span text:style-name="Outline_5f_large"><text:span text:style-name="T7">w</text:span></text:span><text:span text:style-name="Outline_5f_large"><text:span text:style-name="T9"> </text:span></text:span><text:span text:style-name="Outline_5f_large"><text:span text:style-name="T7">w</text:span></text:span><text:span text:style-name="Outline_5f_large"><text:span text:style-name="T9"> </text:span></text:span><text:span text:style-name="Outline_5f_large"><text:span text:style-name="T7">w</text:span></text:span><text:span text:style-name="Outline_5f_large"><text:span text:style-name="T9"> </text:span></text:span><text:span text:style-name="Outline_5f_large"><text:span text:style-name="T7">w</text:span></text:span><text:span text:style-name="Outline_5f_large"><text:span text:style-name="T9"> </text:span></text:span><text:span text:style-name="Outline_5f_large"><text:span text:style-name="T7">w</text:span></text:span><text:span text:style-name="Outline_5f_large"><text:span text:style-name="T9"> </text:span></text:span><text:span text:style-name="Outline_5f_large"><text:span text:style-name="T7">w</text:span></text:span><text:span text:style-name="Outline_5f_large"><text:span text:style-name="T9"> </text:span></text:span><text:span text:style-name="Outline_5f_large"><text:span text:style-name="T7">w</text:span></text:span><text:span text:style-name="Outline_5f_large"><text:span text:style-name="T9"> </text:span></text:span><text:span text:style-name="Outline_5f_large"><text:span text:style-name="T7">w</text:span></text:span><text:span text:style-name="Outline_5f_large"><text:span text:style-name="T9"> </text:span></text:span><text:span text:style-name="Outline_5f_large"><text:span text:style-name="T7">w</text:span></text:span><text:span text:style-name="Outline_5f_large"><text:span text:style-name="T9"> </text:span></text:span><text:span text:style-name="Outline_5f_large"><text:span text:style-name="T7">w</text:span></text:span><text:span text:style-name="Outline_5f_large"><text:span text:style-name="T9"> </text:span></text:span><text:span text:style-name="Outline_5f_large"><text:span text:style-name="T7">w</text:span></text:span><text:span text:style-name="Outline_5f_large"><text:span text:style-name="T9"> </text:span></text:span><text:span text:style-name="Outline_5f_large"><text:span text:style-name="T7">w</text:span></text:span><text:span text:style-name="Outline_5f_large"><text:span text:style-name="T9"> </text:span></text:span><text:span text:style-name="Outline_5f_large"><text:span text:style-name="T7">w</text:span></text:span><text:span text:style-name="Outline_5f_large"><text:span text:style-name="T9"> </text:span></text:span><text:span text:style-name="Outline_5f_large"><text:span text:style-name="T7">w</text:span></text:span><text:span text:style-name="Outline_5f_large"><text:span text:style-name="T9"> </text:span></text:span><text:span text:style-name="Outline_5f_large"><text:span text:style-name="T7">w</text:span></text:span><text:span text:style-name="Outline_5f_large"><text:span text:style-name="T9"> </text:span></text:span><text:span text:style-name="Outline_5f_large"><text:span text:style-name="T7">w</text:span></text:span></text:p>
      <text:p text:style-name="P8"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/text:p>
      <text:p text:style-name="P7"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/text:p>
      <text:p text:style-name="P7"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/text:p>
      <text:p text:style-name="P7"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/text:p>
      <text:p text:style-name="P7"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/text:p>
      <text:p text:style-name="P7"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/text:p>
      <text:p text:style-name="P7"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/text:p>
      <text:p text:style-name="P7"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/text:p>
      <text:p text:style-name="P7"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/text:p>
      <text:p text:style-name="P7"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/text:p>
      <text:p text:style-name="P7"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/text:p>
      <text:p text:style-name="P7"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/text:p>
      <text:p text:style-name="P7"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text:span text:style-name="Outline"><text:span text:style-name="T11"> </text:span></text:span><text:span text:style-name="Outline"><text:span text:style-name="T8">w</text:span></text:span></text:p>
      <text:p text:style-name="P6"><draw:line text:anchor-type="paragraph" draw:z-index="8" draw:style-name="gr6" draw:text-style-name="P14" svg:x1="0cm" svg:y1="0.319cm" svg:x2="17cm" svg:y2="0.319cm"><text:p/></draw:line><draw:line text:anchor-type="paragraph" draw:z-index="9" draw:style-name="gr6" draw:text-style-name="P14" svg:x1="0cm" svg:y1="0.72cm" svg:x2="17cm" svg:y2="0.72cm"><text:p/></draw:line><draw:line text:anchor-type="paragraph" draw:z-index="10" draw:style-name="gr6" draw:text-style-name="P14" svg:x1="0cm" svg:y1="0.921cm" svg:x2="17cm" svg:y2="0.921cm"><text:p/></draw:line><draw:line text:anchor-type="paragraph" draw:z-index="11" draw:style-name="gr6" draw:text-style-name="P14" svg:x1="0cm" svg:y1="0.52cm" svg:x2="17cm" svg:y2="0.52cm"><text:p/></draw:line><text:span text:style-name="Outline"><text:span text:style-name="T10">w</text:span></text:span></text:p>
      <text:p text:style-name="P6"><draw:line text:anchor-type="paragraph" draw:z-index="12" draw:style-name="gr6" draw:text-style-name="P14" svg:x1="0cm" svg:y1="0.319cm" svg:x2="17cm" svg:y2="0.319cm"><text:p/></draw:line><draw:line text:anchor-type="paragraph" draw:z-index="13" draw:style-name="gr6" draw:text-style-name="P14" svg:x1="0cm" svg:y1="0.921cm" svg:x2="17cm" svg:y2="0.921cm"><text:p/></draw:line><text:span text:style-name="Outline"><text:span text:style-name="T10">w</text:span></text:span></text:p>
      <text:p text:style-name="P10"><text:span text:style-name="T1">©</text:span> Copyright 2016 Stephan Kreutzer, <text:span text:style-name="T14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15:16.506944096</dc:date>
    <dc:creator>Stephan Kreutzer</dc:creator>
    <meta:editing-duration>PT3H3M39S</meta:editing-duration>
    <meta:editing-cycles>66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464" meta:character-count="1102" meta:non-whitespace-character-count="658"/>
  </office:meta>
</office:document-meta>
</file>